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-left="0.002cm solid #ffffff" fo:border-right="0.002cm solid #000000" fo:border-top="0.002cm solid #000000" fo:border-bottom="0.002cm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ffffff" fo:border-right="0.002cm solid #000000" fo:border-top="none" fo:border-bottom="0.002cm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5" style:family="paragraph" style:parent-style-name="Table_20_Contents" style:list-style-name="L1">
      <style:text-properties style:font-name="Times New Roman" fo:font-size="13pt" style:font-size-asian="13pt" style:font-size-complex="13pt"/>
    </style:style>
    <style:style style:name="P6" style:family="paragraph" style:parent-style-name="Table_20_Contents" style:list-style-name="L1">
      <style:text-properties style:font-name="Times New Roman" fo:font-size="13pt" style:font-size-asian="13pt" style:font-size-complex="13pt"/>
    </style:style>
    <style:style style:name="P7" style:family="paragraph" style:parent-style-name="Table_20_Contents" style:list-style-name="L1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:</text:p>
          </table:table-cell>
          <table:table-cell table:style-name="Tabella9.B1" office:value-type="string">
            <text:p text:style-name="P2">GENITORE VISUALIZZA NEWS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FRANCO - <text:span text:style-name="T1">genitore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43302892" text:style-name="L1">
              <text:list-item>
                <text:p text:style-name="P5">Franco accende il computer</text:p>
              </text:list-item>
              <text:list-item>
                <text:p text:style-name="P5"><text:span text:style-name="T2">Franco apre il browser Firefox e si collega all'indirizzo </text:span><text:a xlink:type="simple" xlink:href="http://www.unisa.it/vivere_il_campus/asilo/accesso"><text:span text:style-name="T2">http://www.unisa.it/vivere_il_campus/asilo/accesso</text:span></text:a></text:p>
              </text:list-item>
              <text:list-item>
                <text:p text:style-name="P7">Franco accede al sistema inserendo come username GE0188 e come password “frank898”.</text:p>
              </text:list-item>
              <text:list-item>
                <text:p text:style-name="P7">Franco accede al sistema “Asilo”</text:p>
              </text:list-item>
              <text:list-item>
                <text:p text:style-name="P7">Franco clicca sul primo link a destra “Tutte le news”</text:p>
              </text:list-item>
              <text:list-item>
                <text:p text:style-name="P7">Compare la pagina con le news in ordine cronologico</text:p>
              </text:list-item>
              <text:list-item>
                <text:p text:style-name="P4">Franco chiude il sistema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6T20:07:48.28</meta:creation-date>
    <meta:editing-duration>PT40S</meta:editing-duration>
    <meta:editing-cycles>3</meta:editing-cycles>
    <meta:generator>OpenOffice.org/3.3$Win32 OpenOffice.org_project/330m20$Build-9567</meta:generator>
    <dc:date>2012-10-16T23:18:21.77</dc:date>
    <meta:document-statistic meta:table-count="1" meta:image-count="0" meta:object-count="0" meta:page-count="1" meta:paragraph-count="12" meta:word-count="79" meta:character-count="500"/>
    <dc:creator>Alfonso Piscitelli</dc:creator>
  </office:meta>
</office:document-meta>
</file>